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93.46pt"/>
    </style:style>
    <style:style style:name="co3" style:family="table-column">
      <style:table-column-properties fo:break-before="auto" style:column-width="69.39pt"/>
    </style:style>
    <style:style style:name="co4" style:family="table-column">
      <style:table-column-properties fo:break-before="auto" style:column-width="38.1pt"/>
    </style:style>
    <style:style style:name="co5" style:family="table-column">
      <style:table-column-properties fo:break-before="auto" style:column-width="56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candidate_median_CPPP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7"/>
        <table:table-row table:style-name="ro1"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Coverage per point</text:p>
          </table:table-cell>
          <table:table-cell table:style-name="ce1" office:value-type="string" calcext:value-type="string">
            <text:p>Diff. from lm</text:p>
          </table:table-cell>
          <table:table-cell table:style-name="ce1" office:value-type="string" calcext:value-type="string">
            <text:p>Polling</text:p>
          </table:table-cell>
          <table:table-cell table:style-name="ce6" office:value-type="string" calcext:value-type="string">
            <text:p>Consistent</text:p>
          </table:table-cell>
        </table:table-row>
        <table:table-row table:style-name="ro1">
          <table:table-cell office:value-type="string" calcext:value-type="string">
            <text:p>Joe Biden</text:p>
          </table:table-cell>
          <table:table-cell office:value-type="float" office:value="62.3289830562504" calcext:value-type="float">
            <text:p>62</text:p>
          </table:table-cell>
          <table:table-cell office:value-type="percentage" office:value="-0.0775681122364942" calcext:value-type="percentage">
            <text:p>-8%</text:p>
          </table:table-cell>
          <table:table-cell office:value-type="percentage" office:value="0.301463450265989" calcext:value-type="percentage">
            <text:p>30.1%</text:p>
          </table:table-cell>
          <table:table-cell table:formula="of:=([.B2]-98)*[.C2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ernie Sanders</text:p>
          </table:table-cell>
          <table:table-cell office:value-type="float" office:value="54.1372183899132" calcext:value-type="float">
            <text:p>54</text:p>
          </table:table-cell>
          <table:table-cell office:value-type="percentage" office:value="-0.222081542492215" calcext:value-type="percentage">
            <text:p>-22%</text:p>
          </table:table-cell>
          <table:table-cell office:value-type="percentage" office:value="0.185268674579156" calcext:value-type="percentage">
            <text:p>18.5%</text:p>
          </table:table-cell>
          <table:table-cell table:formula="of:=([.B3]-98)*[.C3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izabeth Warren</text:p>
          </table:table-cell>
          <table:table-cell office:value-type="float" office:value="89.6331954940386" calcext:value-type="float">
            <text:p>90</text:p>
          </table:table-cell>
          <table:table-cell office:value-type="percentage" office:value="0.186877285130124" calcext:value-type="percentage">
            <text:p>19%</text:p>
          </table:table-cell>
          <table:table-cell office:value-type="percentage" office:value="0.125431798823964" calcext:value-type="percentage">
            <text:p>12.5%</text:p>
          </table:table-cell>
          <table:table-cell table:formula="of:=([.B4]-98)*[.C4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mala Harris</text:p>
          </table:table-cell>
          <table:table-cell office:value-type="float" office:value="75.4770622864704" calcext:value-type="float">
            <text:p>75</text:p>
          </table:table-cell>
          <table:table-cell office:value-type="percentage" office:value="-0.0272719115912552" calcext:value-type="percentage">
            <text:p>-3%</text:p>
          </table:table-cell>
          <table:table-cell office:value-type="percentage" office:value="0.0823921481237113" calcext:value-type="percentage">
            <text:p>8.2%</text:p>
          </table:table-cell>
          <table:table-cell table:formula="of:=([.B5]-98)*[.C5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float" office:value="97.877710391452" calcext:value-type="float">
            <text:p>98</text:p>
          </table:table-cell>
          <table:table-cell office:value-type="percentage" office:value="0.0188428019648329" calcext:value-type="percentage">
            <text:p>2%</text:p>
          </table:table-cell>
          <table:table-cell office:value-type="percentage" office:value="0.0529954251041717" calcext:value-type="percentage">
            <text:p>5.3%</text:p>
          </table:table-cell>
          <table:table-cell table:formula="of:=([.B6]-98)*[.C6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eto O'Rourke</text:p>
          </table:table-cell>
          <table:table-cell office:value-type="float" office:value="57.2443963942836" calcext:value-type="float">
            <text:p>57</text:p>
          </table:table-cell>
          <table:table-cell office:value-type="percentage" office:value="-0.422763600925618" calcext:value-type="percentage">
            <text:p>-42%</text:p>
          </table:table-cell>
          <table:table-cell office:value-type="percentage" office:value="0.038991938472601" calcext:value-type="percentage">
            <text:p>3.9%</text:p>
          </table:table-cell>
          <table:table-cell table:formula="of:=([.B7]-98)*[.C7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ry Booker</text:p>
          </table:table-cell>
          <table:table-cell office:value-type="float" office:value="128.852035669828" calcext:value-type="float">
            <text:p>129</text:p>
          </table:table-cell>
          <table:table-cell office:value-type="percentage" office:value="0.217170665375164" calcext:value-type="percentage">
            <text:p>22%</text:p>
          </table:table-cell>
          <table:table-cell office:value-type="percentage" office:value="0.0265693297173101" calcext:value-type="percentage">
            <text:p>2.7%</text:p>
          </table:table-cell>
          <table:table-cell table:formula="of:=([.B8]-98)*[.C8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drew Yang</text:p>
          </table:table-cell>
          <table:table-cell office:value-type="float" office:value="72.6458735154033" calcext:value-type="float">
            <text:p>73</text:p>
          </table:table-cell>
          <table:table-cell office:value-type="percentage" office:value="-0.532166695846271" calcext:value-type="percentage">
            <text:p>-53%</text:p>
          </table:table-cell>
          <table:table-cell office:value-type="percentage" office:value="0.0163765193480268" calcext:value-type="percentage">
            <text:p>1.6%</text:p>
          </table:table-cell>
          <table:table-cell table:formula="of:=([.B9]-98)*[.C9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my Klobuchar</text:p>
          </table:table-cell>
          <table:table-cell office:value-type="float" office:value="150.921343486692" calcext:value-type="float">
            <text:p>151</text:p>
          </table:table-cell>
          <table:table-cell office:value-type="percentage" office:value="0.0139247052834634" calcext:value-type="percentage">
            <text:p>1%</text:p>
          </table:table-cell>
          <table:table-cell office:value-type="percentage" office:value="0.0157044827753333" calcext:value-type="percentage">
            <text:p>1.6%</text:p>
          </table:table-cell>
          <table:table-cell table:formula="of:=([.B10]-98)*[.C10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ulian Castro</text:p>
          </table:table-cell>
          <table:table-cell office:value-type="float" office:value="132.875893319994" calcext:value-type="float">
            <text:p>133</text:p>
          </table:table-cell>
          <table:table-cell office:value-type="percentage" office:value="-0.248870634781829" calcext:value-type="percentage">
            <text:p>-25%</text:p>
          </table:table-cell>
          <table:table-cell office:value-type="percentage" office:value="0.01" calcext:value-type="percentage">
            <text:p>1.0%</text:p>
          </table:table-cell>
          <table:table-cell table:formula="of:=([.B11]-98)*[.C11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lsi Gabbard</text:p>
          </table:table-cell>
          <table:table-cell office:value-type="float" office:value="96.8260518162136" calcext:value-type="float">
            <text:p>97</text:p>
          </table:table-cell>
          <table:table-cell office:value-type="percentage" office:value="-0.464238297609977" calcext:value-type="percentage">
            <text:p>-46%</text:p>
          </table:table-cell>
          <table:table-cell office:value-type="percentage" office:value="0.00905426418885904" calcext:value-type="percentage">
            <text:p>0.9%</text:p>
          </table:table-cell>
          <table:table-cell table:formula="of:=([.B12]-98)*[.C12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irsten Gillibrand</text:p>
          </table:table-cell>
          <table:table-cell office:value-type="float" office:value="267.504175496923" calcext:value-type="float">
            <text:p>268</text:p>
          </table:table-cell>
          <table:table-cell office:value-type="percentage" office:value="0.335690094547478" calcext:value-type="percentage">
            <text:p>34%</text:p>
          </table:table-cell>
          <table:table-cell office:value-type="percentage" office:value="0.00851701859421317" calcext:value-type="percentage">
            <text:p>0.9%</text:p>
          </table:table-cell>
          <table:table-cell table:formula="of:=([.B13]-98)*[.C13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ohn Hickenlooper</text:p>
          </table:table-cell>
          <table:table-cell office:value-type="float" office:value="93.8254130925336" calcext:value-type="float">
            <text:p>94</text:p>
          </table:table-cell>
          <table:table-cell office:value-type="percentage" office:value="-0.556090527601768" calcext:value-type="percentage">
            <text:p>-56%</text:p>
          </table:table-cell>
          <table:table-cell office:value-type="percentage" office:value="0.00825970017720423" calcext:value-type="percentage">
            <text:p>0.8%</text:p>
          </table:table-cell>
          <table:table-cell table:formula="of:=([.B14]-98)*[.C14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m Steyer</text:p>
          </table:table-cell>
          <table:table-cell office:value-type="float" office:value="212.756258660924" calcext:value-type="float">
            <text:p>213</text:p>
          </table:table-cell>
          <table:table-cell office:value-type="percentage" office:value="-0.1463280731055" calcext:value-type="percentage">
            <text:p>-15%</text:p>
          </table:table-cell>
          <table:table-cell office:value-type="percentage" office:value="0.00723832995415821" calcext:value-type="percentage">
            <text:p>0.7%</text:p>
          </table:table-cell>
          <table:table-cell table:formula="of:=([.B15]-98)*[.C15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im Ryan</text:p>
          </table:table-cell>
          <table:table-cell office:value-type="float" office:value="96.3837861329078" calcext:value-type="float">
            <text:p>96</text:p>
          </table:table-cell>
          <table:table-cell office:value-type="percentage" office:value="-0.550551984254348" calcext:value-type="percentage">
            <text:p>-55%</text:p>
          </table:table-cell>
          <table:table-cell office:value-type="percentage" office:value="0.00711762788025906" calcext:value-type="percentage">
            <text:p>0.7%</text:p>
          </table:table-cell>
          <table:table-cell table:formula="of:=([.B16]-98)*[.C16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eve Bullock</text:p>
          </table:table-cell>
          <table:table-cell office:value-type="float" office:value="60.1053745775693" calcext:value-type="float">
            <text:p>60</text:p>
          </table:table-cell>
          <table:table-cell office:value-type="percentage" office:value="-0.765308770434336" calcext:value-type="percentage">
            <text:p>-77%</text:p>
          </table:table-cell>
          <table:table-cell office:value-type="percentage" office:value="0.00641530684782975" calcext:value-type="percentage">
            <text:p>0.6%</text:p>
          </table:table-cell>
          <table:table-cell table:formula="of:=([.B17]-98)*[.C17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chael Bennet</text:p>
          </table:table-cell>
          <table:table-cell office:value-type="float" office:value="116.428344003004" calcext:value-type="float">
            <text:p>116</text:p>
          </table:table-cell>
          <table:table-cell office:value-type="percentage" office:value="-0.517333892677813" calcext:value-type="percentage">
            <text:p>-52%</text:p>
          </table:table-cell>
          <table:table-cell office:value-type="percentage" office:value="0.00639438815405694" calcext:value-type="percentage">
            <text:p>0.6%</text:p>
          </table:table-cell>
          <table:table-cell table:formula="of:=([.B18]-98)*[.C18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ohn Delaney</text:p>
          </table:table-cell>
          <table:table-cell office:value-type="float" office:value="98.4221362463964" calcext:value-type="float">
            <text:p>98</text:p>
          </table:table-cell>
          <table:table-cell office:value-type="percentage" office:value="-0.616429363493978" calcext:value-type="percentage">
            <text:p>-62%</text:p>
          </table:table-cell>
          <table:table-cell office:value-type="percentage" office:value="0.00600992877629132" calcext:value-type="percentage">
            <text:p>0.6%</text:p>
          </table:table-cell>
          <table:table-cell table:formula="of:=([.B19]-98)*[.C19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rianne Williamson</text:p>
          </table:table-cell>
          <table:table-cell office:value-type="float" office:value="119.487208091414" calcext:value-type="float">
            <text:p>119</text:p>
          </table:table-cell>
          <table:table-cell office:value-type="percentage" office:value="-0.555067328658747" calcext:value-type="percentage">
            <text:p>-56%</text:p>
          </table:table-cell>
          <table:table-cell office:value-type="percentage" office:value="0.00541290085552156" calcext:value-type="percentage">
            <text:p>0.5%</text:p>
          </table:table-cell>
          <table:table-cell table:formula="of:=([.B20]-98)*[.C20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ill de Blasio</text:p>
          </table:table-cell>
          <table:table-cell office:value-type="float" office:value="397.426819404252" calcext:value-type="float">
            <text:p>397</text:p>
          </table:table-cell>
          <table:table-cell office:value-type="percentage" office:value="0.287163654638619" calcext:value-type="percentage">
            <text:p>29%</text:p>
          </table:table-cell>
          <table:table-cell office:value-type="percentage" office:value="0.00532861584598702" calcext:value-type="percentage">
            <text:p>0.5%</text:p>
          </table:table-cell>
          <table:table-cell table:formula="of:=([.B21]-98)*[.C21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ay Inslee</text:p>
          </table:table-cell>
          <table:table-cell office:value-type="float" office:value="309.223289028647" calcext:value-type="float">
            <text:p>309</text:p>
          </table:table-cell>
          <table:table-cell office:value-type="percentage" office:value="-0.274343804155148" calcext:value-type="percentage">
            <text:p>-27%</text:p>
          </table:table-cell>
          <table:table-cell office:value-type="percentage" office:value="0.00426491221495297" calcext:value-type="percentage">
            <text:p>0.4%</text:p>
          </table:table-cell>
          <table:table-cell table:formula="of:=([.B22]-98)*[.C22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ike Gravel</text:p>
          </table:table-cell>
          <table:table-cell office:value-type="float" office:value="61.1480485634886" calcext:value-type="float">
            <text:p>61</text:p>
          </table:table-cell>
          <table:table-cell office:value-type="percentage" office:value="-0.864968893116937" calcext:value-type="percentage">
            <text:p>-86%</text:p>
          </table:table-cell>
          <table:table-cell office:value-type="percentage" office:value="0.00251107510828662" calcext:value-type="percentage">
            <text:p>0.3%</text:p>
          </table:table-cell>
          <table:table-cell table:formula="of:=([.B23]-98)*[.C23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oe Sestak</text:p>
          </table:table-cell>
          <table:table-cell office:value-type="float" office:value="87.3185756282767" calcext:value-type="float">
            <text:p>87</text:p>
          </table:table-cell>
          <table:table-cell office:value-type="percentage" office:value="-0.890716742012377" calcext:value-type="percentage">
            <text:p>-89%</text:p>
          </table:table-cell>
          <table:table-cell office:value-type="percentage" office:value="0.00171784753611378" calcext:value-type="percentage">
            <text:p>0.2%</text:p>
          </table:table-cell>
          <table:table-cell table:formula="of:=([.B24]-98)*[.C24] &gt; 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th Moulton</text:p>
          </table:table-cell>
          <table:table-cell office:value-type="float" office:value="471.372520296752" calcext:value-type="float">
            <text:p>471</text:p>
          </table:table-cell>
          <table:table-cell office:value-type="percentage" office:value="-0.480656698084718" calcext:value-type="percentage">
            <text:p>-48%</text:p>
          </table:table-cell>
          <table:table-cell office:value-type="percentage" office:value="0.00113676129587723" calcext:value-type="percentage">
            <text:p>0.1%</text:p>
          </table:table-cell>
          <table:table-cell table:formula="of:=([.B25]-98)*[.C25] &gt; 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ic Swalwell</text:p>
          </table:table-cell>
          <table:table-cell office:value-type="float" office:value="1552.91043760243" calcext:value-type="float">
            <text:p>1553</text:p>
          </table:table-cell>
          <table:table-cell office:value-type="percentage" office:value="-0.0837368396328633" calcext:value-type="percentage">
            <text:p>-8%</text:p>
          </table:table-cell>
          <table:table-cell office:value-type="percentage" office:value="0.000822562268459323" calcext:value-type="percentage">
            <text:p>0.1%</text:p>
          </table:table-cell>
          <table:table-cell table:formula="of:=([.B26]-98)*[.C26] &gt; 0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candidate_median_CPPP.B2:candidate_median_CPPP.B26">
            <calcext:color-scale>
              <calcext:color-scale-entry calcext:value="10" calcext:type="percentile" calcext:color="#ce181e"/>
              <calcext:color-scale-entry calcext:value="98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candidate_median_CPPP.D2:candidate_median_CPPP.D26">
            <calcext:color-scale>
              <calcext:color-scale-entry calcext:value="0" calcext:type="minimum" calcext:color="#ce181e"/>
              <calcext:color-scale-entry calcext:value="0.01" calcext:type="number" calcext:color="#ffffff"/>
              <calcext:color-scale-entry calcext:value="0" calcext:type="maximum" calcext:color="#1b75bc"/>
            </calcext:color-scale>
          </calcext:conditional-format>
          <calcext:conditional-format calcext:target-range-address="candidate_median_CPPP.C2:candidate_median_CPPP.C26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ce2"/>
        <table:table-column table:style-name="co6" table:default-cell-style-name="ce16"/>
        <table:table-column table:style-name="co6" table:default-cell-style-name="ce17"/>
        <table:table-column table:style-name="co6" table:number-columns-repeated="2" table:default-cell-style-name="ce18"/>
        <table:table-row table:style-name="ro1"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Diff. from lm</text:p>
          </table:table-cell>
          <table:table-cell table:style-name="ce1" office:value-type="string" calcext:value-type="string">
            <text:p>Elo-media</text:p>
          </table:table-cell>
          <table:table-cell table:style-name="ce1" office:value-type="string" calcext:value-type="string">
            <text:p>combined</text:p>
          </table:table-cell>
          <table:table-cell table:style-name="ce6" office:value-type="string" calcext:value-type="string">
            <text:p>Polling</text:p>
          </table:table-cell>
        </table:table-row>
        <table:table-row table:style-name="ro1">
          <table:table-cell office:value-type="string" calcext:value-type="string">
            <text:p>Amy Klobuchar</text:p>
          </table:table-cell>
          <table:table-cell office:value-type="percentage" office:value="0.0139247052834634" calcext:value-type="percentage">
            <text:p>1%</text:p>
          </table:table-cell>
          <table:table-cell office:value-type="float" office:value="1104" calcext:value-type="float">
            <text:p>1104</text:p>
          </table:table-cell>
          <table:table-cell office:value-type="float" office:value="11086" calcext:value-type="float">
            <text:p>11086</text:p>
          </table:table-cell>
          <table:table-cell office:value-type="float" office:value="1.58841521554312" calcext:value-type="float">
            <text:p>1.58841521554312</text:p>
          </table:table-cell>
        </table:table-row>
        <table:table-row table:style-name="ro1">
          <table:table-cell office:value-type="string" calcext:value-type="string">
            <text:p>Andrew Yang</text:p>
          </table:table-cell>
          <table:table-cell office:value-type="percentage" office:value="-0.532166695846271" calcext:value-type="percentage">
            <text:p>-53%</text:p>
          </table:table-cell>
          <table:table-cell office:value-type="float" office:value="675" calcext:value-type="float">
            <text:p>675</text:p>
          </table:table-cell>
          <table:table-cell office:value-type="float" office:value="5323" calcext:value-type="float">
            <text:p>5323</text:p>
          </table:table-cell>
          <table:table-cell office:value-type="float" office:value="1.67975031032803" calcext:value-type="float">
            <text:p>1.67975031032803</text:p>
          </table:table-cell>
        </table:table-row>
        <table:table-row table:style-name="ro1">
          <table:table-cell office:value-type="string" calcext:value-type="string">
            <text:p>Bernie Sanders</text:p>
          </table:table-cell>
          <table:table-cell office:value-type="percentage" office:value="-0.222081542492215" calcext:value-type="percentage">
            <text:p>-22%</text:p>
          </table:table-cell>
          <table:table-cell office:value-type="float" office:value="1022" calcext:value-type="float">
            <text:p>1022</text:p>
          </table:table-cell>
          <table:table-cell office:value-type="float" office:value="48215" calcext:value-type="float">
            <text:p>48215</text:p>
          </table:table-cell>
          <table:table-cell office:value-type="float" office:value="19.4563754998593" calcext:value-type="float">
            <text:p>19.4563754998593</text:p>
          </table:table-cell>
        </table:table-row>
        <table:table-row table:style-name="ro1">
          <table:table-cell office:value-type="string" calcext:value-type="string">
            <text:p>Beto O'Rourke</text:p>
          </table:table-cell>
          <table:table-cell office:value-type="percentage" office:value="-0.422763600925618" calcext:value-type="percentage">
            <text:p>-42%</text:p>
          </table:table-cell>
          <table:table-cell office:value-type="float" office:value="836" calcext:value-type="float">
            <text:p>836</text:p>
          </table:table-cell>
          <table:table-cell office:value-type="float" office:value="13555" calcext:value-type="float">
            <text:p>13555</text:p>
          </table:table-cell>
          <table:table-cell office:value-type="float" office:value="4.72718756197239" calcext:value-type="float">
            <text:p>4.72718756197239</text:p>
          </table:table-cell>
        </table:table-row>
        <table:table-row table:style-name="ro1">
          <table:table-cell office:value-type="string" calcext:value-type="string">
            <text:p>Bill de Blasio</text:p>
          </table:table-cell>
          <table:table-cell office:value-type="percentage" office:value="0.287163654638619" calcext:value-type="percentage">
            <text:p>29%</text:p>
          </table:table-cell>
          <table:table-cell office:value-type="float" office:value="1638" calcext:value-type="float">
            <text:p>1638</text:p>
          </table:table-cell>
          <table:table-cell office:value-type="float" office:value="6558" calcext:value-type="float">
            <text:p>6558</text:p>
          </table:table-cell>
          <table:table-cell office:value-type="float" office:value="0.492862463320174" calcext:value-type="float">
            <text:p>0.492862463320174</text:p>
          </table:table-cell>
        </table:table-row>
        <table:table-row table:style-name="ro1">
          <table:table-cell office:value-type="string" calcext:value-type="string">
            <text:p>Cory Booker</text:p>
          </table:table-cell>
          <table:table-cell office:value-type="percentage" office:value="0.217170665375164" calcext:value-type="percentage">
            <text:p>22%</text:p>
          </table:table-cell>
          <table:table-cell office:value-type="float" office:value="1207" calcext:value-type="float">
            <text:p>1207</text:p>
          </table:table-cell>
          <table:table-cell office:value-type="float" office:value="18817" calcext:value-type="float">
            <text:p>18817</text:p>
          </table:table-cell>
          <table:table-cell office:value-type="float" office:value="2.90511857816767" calcext:value-type="float">
            <text:p>2.90511857816767</text:p>
          </table:table-cell>
        </table:table-row>
        <table:table-row table:style-name="ro1">
          <table:table-cell office:value-type="string" calcext:value-type="string">
            <text:p>Elizabeth Warren</text:p>
          </table:table-cell>
          <table:table-cell office:value-type="percentage" office:value="0.186877285130124" calcext:value-type="percentage">
            <text:p>19%</text:p>
          </table:table-cell>
          <table:table-cell office:value-type="float" office:value="1335" calcext:value-type="float">
            <text:p>1335</text:p>
          </table:table-cell>
          <table:table-cell office:value-type="float" office:value="47928" calcext:value-type="float">
            <text:p>47928</text:p>
          </table:table-cell>
          <table:table-cell office:value-type="float" office:value="12.4908191882551" calcext:value-type="float">
            <text:p>12.4908191882551</text:p>
          </table:table-cell>
        </table:table-row>
        <table:table-row table:style-name="ro1">
          <table:table-cell office:value-type="string" calcext:value-type="string">
            <text:p>Eric Swalwell</text:p>
          </table:table-cell>
          <table:table-cell office:value-type="percentage" office:value="-0.0837368396328633" calcext:value-type="percentage">
            <text:p>-8%</text:p>
          </table:table-cell>
          <table:table-cell office:value-type="float" office:value="1647" calcext:value-type="float">
            <text:p>1647</text:p>
          </table:table-cell>
          <table:table-cell office:value-type="float" office:value="3262" calcext:value-type="float">
            <text:p>3262</text:p>
          </table:table-cell>
          <table:table-cell office:value-type="float" office:value="0.139922405480494" calcext:value-type="float">
            <text:p>0.139922405480494</text:p>
          </table:table-cell>
        </table:table-row>
        <table:table-row table:style-name="ro1">
          <table:table-cell office:value-type="string" calcext:value-type="string">
            <text:p>Jay Inslee</text:p>
          </table:table-cell>
          <table:table-cell office:value-type="percentage" office:value="-0.274343804155148" calcext:value-type="percentage">
            <text:p>-27%</text:p>
          </table:table-cell>
          <table:table-cell office:value-type="float" office:value="1583" calcext:value-type="float">
            <text:p>1583</text:p>
          </table:table-cell>
          <table:table-cell office:value-type="float" office:value="4181" calcext:value-type="float">
            <text:p>4181</text:p>
          </table:table-cell>
          <table:table-cell office:value-type="float" office:value="0.367935504409829" calcext:value-type="float">
            <text:p>0.367935504409829</text:p>
          </table:table-cell>
        </table:table-row>
        <table:table-row table:style-name="ro1">
          <table:table-cell office:value-type="string" calcext:value-type="string">
            <text:p>Joe Biden</text:p>
          </table:table-cell>
          <table:table-cell office:value-type="percentage" office:value="-0.0775681122364942" calcext:value-type="percentage">
            <text:p>-8%</text:p>
          </table:table-cell>
          <table:table-cell office:value-type="float" office:value="958" calcext:value-type="float">
            <text:p>958</text:p>
          </table:table-cell>
          <table:table-cell office:value-type="float" office:value="90718" calcext:value-type="float">
            <text:p>90718</text:p>
          </table:table-cell>
          <table:table-cell office:value-type="float" office:value="31.0059741578476" calcext:value-type="float">
            <text:p>31.0059741578476</text:p>
          </table:table-cell>
        </table:table-row>
        <table:table-row table:style-name="ro1">
          <table:table-cell office:value-type="string" calcext:value-type="string">
            <text:p>Joe Sestak</text:p>
          </table:table-cell>
          <table:table-cell office:value-type="percentage" office:value="-0.890716742012377" calcext:value-type="percentage">
            <text:p>-89%</text:p>
          </table:table-cell>
          <table:table-cell office:value-type="float" office:value="1211" calcext:value-type="float">
            <text:p>1211</text:p>
          </table:table-cell>
          <table:table-cell office:value-type="float" office:value="325" calcext:value-type="float">
            <text:p>325</text:p>
          </table:table-cell>
          <table:table-cell office:value-type="float" office:value="0.0933015232202306" calcext:value-type="float">
            <text:p>0.093301523220231</text:p>
          </table:table-cell>
        </table:table-row>
        <table:table-row table:style-name="ro1">
          <table:table-cell office:value-type="string" calcext:value-type="string">
            <text:p>John Delaney</text:p>
          </table:table-cell>
          <table:table-cell office:value-type="percentage" office:value="-0.616429363493978" calcext:value-type="percentage">
            <text:p>-62%</text:p>
          </table:table-cell>
          <table:table-cell office:value-type="float" office:value="1109" calcext:value-type="float">
            <text:p>1109</text:p>
          </table:table-cell>
          <table:table-cell office:value-type="float" office:value="3512" calcext:value-type="float">
            <text:p>3512</text:p>
          </table:table-cell>
          <table:table-cell office:value-type="float" office:value="0.557745333689662" calcext:value-type="float">
            <text:p>0.557745333689662</text:p>
          </table:table-cell>
        </table:table-row>
        <table:table-row table:style-name="ro1">
          <table:table-cell office:value-type="string" calcext:value-type="string">
            <text:p>John Hickenlooper</text:p>
          </table:table-cell>
          <table:table-cell office:value-type="percentage" office:value="-0.556090527601768" calcext:value-type="percentage">
            <text:p>-56%</text:p>
          </table:table-cell>
          <table:table-cell office:value-type="float" office:value="1205" calcext:value-type="float">
            <text:p>1205</text:p>
          </table:table-cell>
          <table:table-cell office:value-type="float" office:value="3384" calcext:value-type="float">
            <text:p>3384</text:p>
          </table:table-cell>
          <table:table-cell office:value-type="float" office:value="0.792171540298039" calcext:value-type="float">
            <text:p>0.792171540298039</text:p>
          </table:table-cell>
        </table:table-row>
        <table:table-row table:style-name="ro1">
          <table:table-cell office:value-type="string" calcext:value-type="string">
            <text:p>Julian Castro</text:p>
          </table:table-cell>
          <table:table-cell office:value-type="percentage" office:value="-0.248870634781829" calcext:value-type="percentage">
            <text:p>-25%</text:p>
          </table:table-cell>
          <table:table-cell office:value-type="float" office:value="1146" calcext:value-type="float">
            <text:p>1146</text:p>
          </table:table-cell>
          <table:table-cell office:value-type="float" office:value="8754" calcext:value-type="float">
            <text:p>8754</text:p>
          </table:table-cell>
          <table:table-cell office:value-type="float" office:value="1.10122929607645" calcext:value-type="float">
            <text:p>1.10122929607645</text:p>
          </table:table-cell>
        </table:table-row>
        <table:table-row table:style-name="ro1">
          <table:table-cell office:value-type="string" calcext:value-type="string">
            <text:p>Kamala Harris</text:p>
          </table:table-cell>
          <table:table-cell office:value-type="percentage" office:value="-0.0272719115912552" calcext:value-type="percentage">
            <text:p>-3%</text:p>
          </table:table-cell>
          <table:table-cell office:value-type="float" office:value="1169" calcext:value-type="float">
            <text:p>1169</text:p>
          </table:table-cell>
          <table:table-cell office:value-type="float" office:value="34094" calcext:value-type="float">
            <text:p>34094</text:p>
          </table:table-cell>
          <table:table-cell office:value-type="float" office:value="8.68676482123935" calcext:value-type="float">
            <text:p>8.68676482123935</text:p>
          </table:table-cell>
        </table:table-row>
        <table:table-row table:style-name="ro1">
          <table:table-cell office:value-type="string" calcext:value-type="string">
            <text:p>Kirsten Gillibrand</text:p>
          </table:table-cell>
          <table:table-cell office:value-type="percentage" office:value="0.335690094547478" calcext:value-type="percentage">
            <text:p>34%</text:p>
          </table:table-cell>
          <table:table-cell office:value-type="float" office:value="1408" calcext:value-type="float">
            <text:p>1408</text:p>
          </table:table-cell>
          <table:table-cell office:value-type="float" office:value="8940" calcext:value-type="float">
            <text:p>8940</text:p>
          </table:table-cell>
          <table:table-cell office:value-type="float" office:value="0.938808828655699" calcext:value-type="float">
            <text:p>0.938808828655699</text:p>
          </table:table-cell>
        </table:table-row>
        <table:table-row table:style-name="ro1">
          <table:table-cell office:value-type="string" calcext:value-type="string">
            <text:p>Marianne Williamson</text:p>
          </table:table-cell>
          <table:table-cell office:value-type="percentage" office:value="-0.555067328658747" calcext:value-type="percentage">
            <text:p>-56%</text:p>
          </table:table-cell>
          <table:table-cell office:value-type="float" office:value="1290" calcext:value-type="float">
            <text:p>1290</text:p>
          </table:table-cell>
          <table:table-cell office:value-type="float" office:value="3176" calcext:value-type="float">
            <text:p>3176</text:p>
          </table:table-cell>
          <table:table-cell office:value-type="float" office:value="0.508789054948653" calcext:value-type="float">
            <text:p>0.508789054948653</text:p>
          </table:table-cell>
        </table:table-row>
        <table:table-row table:style-name="ro1">
          <table:table-cell office:value-type="string" calcext:value-type="string">
            <text:p>Michael Bennet</text:p>
          </table:table-cell>
          <table:table-cell office:value-type="percentage" office:value="-0.517333892677813" calcext:value-type="percentage">
            <text:p>-52%</text:p>
          </table:table-cell>
          <table:table-cell office:value-type="float" office:value="1101" calcext:value-type="float">
            <text:p>1101</text:p>
          </table:table-cell>
          <table:table-cell office:value-type="float" office:value="2855" calcext:value-type="float">
            <text:p>2855</text:p>
          </table:table-cell>
          <table:table-cell office:value-type="float" office:value="0.588182689976352" calcext:value-type="float">
            <text:p>0.588182689976352</text:p>
          </table:table-cell>
        </table:table-row>
        <table:table-row table:style-name="ro1">
          <table:table-cell office:value-type="string" calcext:value-type="string">
            <text:p>Mike Gravel</text:p>
          </table:table-cell>
          <table:table-cell office:value-type="percentage" office:value="-0.864968893116937" calcext:value-type="percentage">
            <text:p>-86%</text:p>
          </table:table-cell>
          <table:table-cell office:value-type="float" office:value="1063" calcext:value-type="float">
            <text:p>1063</text:p>
          </table:table-cell>
          <table:table-cell office:value-type="float" office:value="365" calcext:value-type="float">
            <text:p>365</text:p>
          </table:table-cell>
          <table:table-cell office:value-type="float" office:value="0.302646036181097" calcext:value-type="float">
            <text:p>0.302646036181097</text:p>
          </table:table-cell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percentage" office:value="0.0188428019648329" calcext:value-type="percentage">
            <text:p>2%</text:p>
          </table:table-cell>
          <table:table-cell office:value-type="float" office:value="1068" calcext:value-type="float">
            <text:p>1068</text:p>
          </table:table-cell>
          <table:table-cell office:value-type="float" office:value="18912" calcext:value-type="float">
            <text:p>18912</text:p>
          </table:table-cell>
          <table:table-cell office:value-type="float" office:value="4.77051455130237" calcext:value-type="float">
            <text:p>4.77051455130237</text:p>
          </table:table-cell>
        </table:table-row>
        <table:table-row table:style-name="ro1">
          <table:table-cell office:value-type="string" calcext:value-type="string">
            <text:p>Seth Moulton</text:p>
          </table:table-cell>
          <table:table-cell office:value-type="percentage" office:value="-0.480656698084718" calcext:value-type="percentage">
            <text:p>-48%</text:p>
          </table:table-cell>
          <table:table-cell office:value-type="float" office:value="1510" calcext:value-type="float">
            <text:p>1510</text:p>
          </table:table-cell>
          <table:table-cell office:value-type="float" office:value="1729" calcext:value-type="float">
            <text:p>1729</text:p>
          </table:table-cell>
          <table:table-cell office:value-type="float" office:value="0.0850464019117488" calcext:value-type="float">
            <text:p>0.085046401911749</text:p>
          </table:table-cell>
        </table:table-row>
        <table:table-row table:style-name="ro1">
          <table:table-cell office:value-type="string" calcext:value-type="string">
            <text:p>Steve Bullock</text:p>
          </table:table-cell>
          <table:table-cell office:value-type="percentage" office:value="-0.765308770434336" calcext:value-type="percentage">
            <text:p>-77%</text:p>
          </table:table-cell>
          <table:table-cell office:value-type="float" office:value="1290" calcext:value-type="float">
            <text:p>1290</text:p>
          </table:table-cell>
          <table:table-cell office:value-type="float" office:value="2834" calcext:value-type="float">
            <text:p>2834</text:p>
          </table:table-cell>
          <table:table-cell office:value-type="float" office:value="0.662564191858951" calcext:value-type="float">
            <text:p>0.662564191858951</text:p>
          </table:table-cell>
        </table:table-row>
        <table:table-row table:style-name="ro1">
          <table:table-cell office:value-type="string" calcext:value-type="string">
            <text:p>Tim Ryan</text:p>
          </table:table-cell>
          <table:table-cell office:value-type="percentage" office:value="-0.550551984254348" calcext:value-type="percentage">
            <text:p>-55%</text:p>
          </table:table-cell>
          <table:table-cell office:value-type="float" office:value="1062" calcext:value-type="float">
            <text:p>1062</text:p>
          </table:table-cell>
          <table:table-cell office:value-type="float" office:value="3618" calcext:value-type="float">
            <text:p>3618</text:p>
          </table:table-cell>
          <table:table-cell office:value-type="float" office:value="0.757230073944008" calcext:value-type="float">
            <text:p>0.757230073944008</text:p>
          </table:table-cell>
        </table:table-row>
        <table:table-row table:style-name="ro1">
          <table:table-cell office:value-type="string" calcext:value-type="string">
            <text:p>Tom Steyer</text:p>
          </table:table-cell>
          <table:table-cell office:value-type="percentage" office:value="-0.1463280731055" calcext:value-type="percentage">
            <text:p>-15%</text:p>
          </table:table-cell>
          <table:table-cell office:value-type="float" office:value="1265" calcext:value-type="float">
            <text:p>1265</text:p>
          </table:table-cell>
          <table:table-cell office:value-type="float" office:value="3558" calcext:value-type="float">
            <text:p>3558</text:p>
          </table:table-cell>
          <table:table-cell office:value-type="float" office:value="0.751596983948154" calcext:value-type="float">
            <text:p>0.751596983948154</text:p>
          </table:table-cell>
        </table:table-row>
        <table:table-row table:style-name="ro1">
          <table:table-cell office:value-type="string" calcext:value-type="string">
            <text:p>Tulsi Gabbard</text:p>
          </table:table-cell>
          <table:table-cell office:value-type="percentage" office:value="-0.464238297609977" calcext:value-type="percentage">
            <text:p>-46%</text:p>
          </table:table-cell>
          <table:table-cell office:value-type="float" office:value="1098" calcext:value-type="float">
            <text:p>1098</text:p>
          </table:table-cell>
          <table:table-cell office:value-type="float" office:value="6146" calcext:value-type="float">
            <text:p>6146</text:p>
          </table:table-cell>
          <table:table-cell office:value-type="float" office:value="0.934935777258288" calcext:value-type="float">
            <text:p>0.934935777258288</text:p>
          </table:table-cell>
        </table:table-row>
        <table:table-row table:style-name="ro1">
          <table:table-cell table:style-name="ce15" table:number-columns-repeated="3"/>
          <table:table-cell table:style-name="Default" table:number-columns-repeated="2"/>
        </table:table-row>
        <calcext:conditional-formats>
          <calcext:conditional-format calcext:target-range-address="Sheet2.B2:Sheet2.B26">
            <calcext:color-scale>
              <calcext:color-scale-entry calcext:value="10" calcext:type="percentile" calcext:color="#fff450"/>
              <calcext:color-scale-entry calcext:value="0" calcext:type="number" calcext:color="#ffffff"/>
              <calcext:color-scale-entry calcext:value="90" calcext:type="percentile" calcext:color="#00b274"/>
            </calcext:color-scale>
          </calcext:conditional-format>
          <calcext:conditional-format calcext:target-range-address="Sheet2.C2:Sheet2.C26">
            <calcext:color-scale>
              <calcext:color-scale-entry calcext:value="10" calcext:type="percentile" calcext:color="#fff450"/>
              <calcext:color-scale-entry calcext:value="50" calcext:type="percentile" calcext:color="#ffffff"/>
              <calcext:color-scale-entry calcext:value="90" calcext:type="percentile" calcext:color="#00b274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andidate_median_CPPP.A1:candidate_median_CPPP.E26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F1:Sheet2.I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0:51:49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15:23:13.443000000</dc:date>
    <meta:editing-duration>PT4H55M51S</meta:editing-duration>
    <meta:editing-cycles>3</meta:editing-cycles>
    <meta:generator>LibreOffice/6.0.4.2$Windows_X86_64 LibreOffice_project/9b0d9b32d5dcda91d2f1a96dc04c645c450872bf</meta:generator>
    <meta:document-statistic meta:table-count="2" meta:cell-count="260" meta:object-count="0"/>
  </office:meta>
</office:document-meta>
</file>